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ffffd7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5ce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dbb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table:number-columns-repeated="969"/>
        </table:table-row>
        <table:table-row table:style-name="ro1"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969"/>
        </table:table-row>
        <table:table-row table:style-name="ro1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-3" calcext:value-type="float">
            <text:p>-3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-16" calcext:value-type="float">
            <text:p>-16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-8" calcext:value-type="float">
            <text:p>-8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-12" calcext:value-type="float">
            <text:p>-12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-7" calcext:value-type="float">
            <text:p>-7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-6" calcext:value-type="float">
            <text:p>-6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-11" calcext:value-type="float">
            <text:p>-11</text:p>
          </table:table-cell>
          <table:table-cell table:style-name="ce3" table:number-columns-repeated="969"/>
        </table:table-row>
        <table:table-row table:style-name="ro1"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969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table:number-columns-repeated="969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number-columns-repeated="2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3"/>
        </table:table-row>
        <table:table-row table:style-name="ro1">
          <table:table-cell table:style-name="Default"/>
          <table:table-cell table:style-name="Default" office:value-type="string" calcext:value-type="string">
            <text:p>pos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3"/>
        </table:table-row>
        <table:table-row table:style-name="ro1">
          <table:table-cell table:style-name="Default"/>
          <table:table-cell table:style-name="Default" office:value-type="string" calcext:value-type="string">
            <text:p>INPUTS: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 table:number-columns-repeated="2"/>
          <table:table-cell table:style-name="Default" office:value-type="string" calcext:value-type="string">
            <text:p>Inputs for Max: 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3"/>
        </table:table-row>
        <table:table-row table:style-name="ro1">
          <table:table-cell table:style-name="Default"/>
          <table:table-cell table:style-name="Default" office:value-type="string" calcext:value-type="string">
            <text:p>computed</text:p>
          </table:table-cell>
          <table:table-cell table:style-name="Default"/>
          <table:table-cell table:formula="of:=[.D23]+[.C17]" office:value-type="float" office:value="16" calcext:value-type="float">
            <text:p>16</text:p>
          </table:table-cell>
          <table:table-cell table:formula="of:=[.E23]+[.G17]" office:value-type="float" office:value="15" calcext:value-type="float">
            <text:p>15</text:p>
          </table:table-cell>
          <table:table-cell table:formula="of:=[.F23]+[.K17]" office:value-type="float" office:value="11" calcext:value-type="float">
            <text:p>11</text:p>
          </table:table-cell>
          <table:table-cell table:formula="of:=[.G23]+[.O17]" office:value-type="float" office:value="12" calcext:value-type="float">
            <text:p>12</text:p>
          </table:table-cell>
          <table:table-cell table:style-name="ce5" table:formula="of:=[.G24]+[.S7]" office:value-type="float" office:value="9" calcext:value-type="float">
            <text:p>9</text:p>
          </table:table-cell>
          <table:table-cell table:formula="of:=[.I23]+[.W17]" office:value-type="float" office:value="21" calcext:value-type="float">
            <text:p>21</text:p>
          </table:table-cell>
          <table:table-cell table:formula="of:=[.J23]+[.AA17]" office:value-type="float" office:value="23" calcext:value-type="float">
            <text:p>23</text:p>
          </table:table-cell>
          <table:table-cell table:style-name="ce5" table:formula="of:=[.J24]+[.AE7]" office:value-type="float" office:value="7" calcext:value-type="float">
            <text:p>7</text:p>
          </table:table-cell>
          <table:table-cell table:formula="of:=[.L23]+[.AI17]" office:value-type="float" office:value="17" calcext:value-type="float">
            <text:p>17</text:p>
          </table:table-cell>
          <table:table-cell table:style-name="ce5" table:formula="of:=[.L24]+[.AM7]" office:value-type="float" office:value="9" calcext:value-type="float">
            <text:p>9</text:p>
          </table:table-cell>
          <table:table-cell table:style-name="ce5" table:formula="of:=[.I24]+[.AQ7]" office:value-type="float" office:value="9" calcext:value-type="float">
            <text:p>9</text:p>
          </table:table-cell>
          <table:table-cell table:style-name="ce5" table:formula="of:=[.F24]+[.AU7]" office:value-type="float" office:value="4" calcext:value-type="float">
            <text:p>4</text:p>
          </table:table-cell>
          <table:table-cell table:style-name="ce5" table:formula="of:=[.E24]+[.AY7]" office:value-type="float" office:value="9" calcext:value-type="float">
            <text:p>9</text:p>
          </table:table-cell>
          <table:table-cell table:style-name="ce5" table:formula="of:=[.D24]+[.BC7]" office:value-type="float" office:value="5" calcext:value-type="float">
            <text:p>5</text:p>
          </table:table-cell>
          <table:table-cell table:number-columns-repeated="7"/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3"/>
        </table:table-row>
        <table:table-row table:style-name="ro1" table:number-rows-repeated="5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3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5"/>
          <table:table-cell table:number-columns-repeated="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3"/>
        </table:table-row>
        <table:table-row table:style-name="ro1" table:number-rows-repeated="8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3"/>
        </table:table-row>
        <table:table-row table:style-name="ro1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7"/>
        </table:table-row>
        <table:table-row table:style-name="ro1">
          <table:table-cell table:number-columns-repeated="2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7"/>
        </table:table-row>
        <table:table-row table:style-name="ro1" table:number-rows-repeated="17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81"/>
        </table:table-row>
        <table:table-row table:style-name="ro1">
          <table:table-cell table:number-columns-repeated="2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81"/>
        </table:table-row>
        <table:table-row table:style-name="ro1" table:number-rows-repeated="17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81"/>
        </table:table-row>
        <table:table-row table:style-name="ro1" table:number-rows-repeated="19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85"/>
        </table:table-row>
        <table:table-row table:style-name="ro1" table:number-rows-repeated="19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89"/>
        </table:table-row>
        <table:table-row table:style-name="ro1" table:number-rows-repeated="19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 table:number-columns-repeated="993"/>
        </table:table-row>
        <table:table-row table:style-name="ro1" table:number-rows-repeated="19">
          <table:table-cell table:style-name="Default" table:number-columns-repeated="3"/>
          <table:table-cell table:number-columns-repeated="21"/>
          <table:table-cell table:style-name="Default" table:number-columns-repeated="3"/>
          <table:table-cell table:number-columns-repeated="997"/>
        </table:table-row>
        <table:table-row table:style-name="ro1" table:number-rows-repeated="58">
          <table:table-cell table:style-name="Default" table:number-columns-repeated="3"/>
          <table:table-cell table:number-columns-repeated="1021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4T12:01:51.768756266</meta:creation-date>
    <dc:date>2021-12-24T12:29:51.249192725</dc:date>
    <meta:editing-duration>PT5M19S</meta:editing-duration>
    <meta:editing-cycles>1</meta:editing-cycles>
    <meta:document-statistic meta:table-count="1" meta:cell-count="802" meta:object-count="0"/>
    <meta:generator>LibreOffice/6.4.7.2$Linux_X86_64 LibreOffice_project/40$Build-2</meta:generator>
  </office:meta>
</office:document-meta>
</file>